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0000000005E0000005E0ABD0FC9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9.976cm" svg:height="6.804cm" svg:x="1.989cm" svg:y="10.8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7.153cm" svg:height="6.497cm" svg:x="10.9cm" svg:y="10.90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02T11:19:59</meta:creation-date>
    <dc:date>2010-06-02T13:27:03</dc:date>
    <meta:editing-duration>PT00H24M40S</meta:editing-duration>
    <meta:editing-cycles>2</meta:editing-cycles>
    <meta:generator>OpenOffice.org/3.0$Unix OpenOffice.org_project/300m15$Build-9379</meta:generator>
    <meta:document-statistic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9pt" style:font-size-asian="8.19999980926514pt" style:font-size-complex="8.19999980926514pt"/>
    </style:style>
    <style:style style:name="ch3" style:family="chart">
      <style:chart-properties chart:connect-bars="false" chart:right-angled-axes="true" chart:error-upper-indicator="true" chart:error-lower-indicator="true" chart:error-category="cell-range" chart:error-upper-range="local-table.$D$2:.$D$8" chart:error-lower-range="local-table.$C$2:.$C$8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.5pt" style:font-size-asian="8pt" style:font-size-complex="8pt"/>
    </style:style>
    <style:style style:name="ch5" style:family="chart">
      <style:text-properties fo:font-size="7.63248014450073pt" style:font-size-asian="5.72435998916626pt" style:font-size-complex="5.72435998916626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style:direction="ttb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error-upper-indicator="true" chart:error-lower-indicator="true" chart:error-category="cell-range" chart:error-upper-range="local-table.$D$2:.$D$8" chart:error-lower-range="local-table.$C$2:.$C$8"/>
      <style:graphic-properties draw:fill-color="#cccccc"/>
      <style:text-properties fo:font-size="6pt" style:font-size-asian="6pt" style:font-size-complex="6pt"/>
    </style:style>
    <style:style style:name="ch10" style:family="chart">
      <style:chart-properties chart:error-category="cell-range"/>
    </style:style>
    <style:style style:name="ch11" style:family="chart">
      <style:chart-properties chart:solid-type="cuboid"/>
      <style:graphic-properties draw:fill-color="#666666"/>
    </style:style>
    <style:style style:name="ch12" style:family="chart">
      <style:chart-properties chart:solid-type="cuboid"/>
      <style:graphic-properties svg:stroke-width="0.1cm" draw:fill-color="#c0c0c0" draw:fill-hatch-name="Red_20_Crossed_20_45_20_Degrees" draw:fill-hatch-solid="true" draw:fill-image-name="Linen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154cm" svg:height="6.498cm" chart:class="chart:bar" chart:style-name="ch1">
        <chart:title svg:x="1.873cm" svg:y="0.118cm" chart:style-name="ch2">
          <text:p>NIST digits, machines vs humans</text:p>
        </chart:title>
        <chart:plot-area chart:style-name="ch3" chart:data-source-has-labels="both" svg:x="0.421cm" svg:y="0.63cm" svg:width="6.729cm" svg:height="5.756cm">
          <chart:axis chart:dimension="x" chart:name="primary-x" chart:style-name="ch4">
            <chart:title svg:x="3.295cm" svg:y="6.036cm" chart:style-name="ch5">
              <text:p>Model</text:p>
            </chart:title>
            <chart:categories table:cell-range-address="local-table.$A$2:.$A$8"/>
          </chart:axis>
          <chart:axis chart:dimension="y" chart:name="primary-y" chart:style-name="ch6">
            <chart:title svg:x="0.478cm" svg:y="4.725cm" chart:style-name="ch7">
              <text:p>% error rate +/- 95% confidence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bar">
            <chart:error-indicator chart:style-name="ch10"/>
            <chart:data-point chart:style-name="ch11"/>
            <chart:data-point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Humans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SDA1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LP0</text:p>
              </table:table-cell>
              <table:table-cell office:value-type="float" office:value="3.45">
                <text:p>3.4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4.95">
                <text:p>4.95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[21]</text:p>
              </table:table-cell>
              <table:table-cell office:value-type="float" office:value="3.71">
                <text:p>3.71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[22]</text:p>
              </table:table-cell>
              <table:table-cell office:value-type="float" office:value="2.4">
                <text:p>2.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[23]</text:p>
              </table:table-cell>
              <table:table-cell office:value-type="float" office:value="2.1">
                <text:p>2.1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Red_20_Crossed_20_45_20_Degrees" draw:display-name="Red Crossed 45 Degrees" draw:style="double" draw:color="#800000" draw:distance="0.076cm" draw:rotation="450"/>
    <draw:fill-image draw:name="Linen" xlink:href="Pictures/100000000000005E0000005E0ABD0FC9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9.20126342773438pt" style:font-size-asian="9.20126342773438pt" style:font-size-complex="9.20126342773438pt"/>
    </style:style>
    <style:style style:name="ch3" style:family="chart">
      <style:graphic-properties draw:stroke="none" svg:stroke-color="#b3b3b3" draw:fill="none" draw:fill-color="#e6e6e6"/>
      <style:text-properties fo:font-size="5.66231536865234pt" style:font-size-asian="5.66231536865234pt" style:font-size-complex="5.66231536865234pt"/>
    </style:style>
    <style:style style:name="ch4" style:family="chart">
      <style:chart-properties chart:connect-bars="false" chart:sort-by-x-values="false" chart:right-angled-axes="true" chart:error-upper-indicator="true" chart:error-lower-indicator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.5pt" style:font-size-asian="8pt" style:font-size-complex="8pt"/>
    </style:style>
    <style:style style:name="ch6" style:family="chart">
      <style:text-properties fo:font-size="8.49347305297852pt" style:font-size-asian="6.37010526657105pt" style:font-size-complex="6.37010526657105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pt" style:font-size-asian="6.30000019073486pt" style:font-size-complex="6.30000019073486pt"/>
    </style:style>
    <style:style style:name="ch9" style:family="chart">
      <style:graphic-properties svg:stroke-color="#b3b3b3"/>
    </style:style>
    <style:style style:name="ch10" style:family="chart">
      <style:chart-properties chart:error-upper-indicator="true" chart:error-lower-indicator="true" chart:error-category="cell-range" chart:error-upper-range="local-table.$D$2:.$D$8" chart:error-lower-range="local-table.$C$2:.$C$8"/>
      <style:graphic-properties draw:stroke="solid" draw:fill-color="#ffffff" dr3d:edge-rounding="0%"/>
      <style:text-properties fo:font-size="6pt" style:font-size-asian="6pt" style:font-size-complex="6pt"/>
    </style:style>
    <style:style style:name="ch11" style:family="chart">
      <style:chart-properties chart:error-category="cell-range"/>
    </style:style>
    <style:style style:name="ch12" style:family="chart">
      <style:chart-properties chart:solid-type="cuboid"/>
      <style:graphic-properties draw:fill-color="#666666"/>
    </style:style>
    <style:style style:name="ch13" style:family="chart">
      <style:chart-properties chart:solid-type="cuboid"/>
      <style:graphic-properties svg:stroke-width="0.1cm"/>
    </style:style>
    <style:style style:name="ch14" style:family="chart">
      <style:chart-properties chart:error-upper-indicator="true" chart:error-lower-indicator="true" chart:error-category="cell-range" chart:error-upper-range="local-table.$G$2:.$G$8" chart:error-lower-range="local-table.$F$2:.$F$8"/>
      <style:graphic-properties draw:stroke="solid" draw:fill="hatch" draw:fill-color="#ff420e" draw:fill-hatch-name="Black_20_45_20_Degrees" dr3d:edge-rounding="0%"/>
      <style:text-properties fo:font-size="6pt" style:font-size-asian="6pt" style:font-size-complex="6pt"/>
    </style:style>
    <style:style style:name="ch15" style:family="chart">
      <style:chart-properties chart:solid-type="cuboid"/>
      <style:graphic-properties draw:fill-color="#666666" draw:fill-hatch-solid="true"/>
    </style:style>
    <style:style style:name="ch16" style:family="chart">
      <style:chart-properties chart:solid-type="cuboid"/>
      <style:graphic-properties svg:stroke-width="0.1cm" draw:fill-color="#c0c0c0" draw:fill-hatch-solid="true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9.977cm" svg:height="6.805cm" chart:class="chart:bar" chart:style-name="ch1">
        <chart:title svg:x="0.952cm" svg:y="0.136cm" chart:style-name="ch2">
          <text:p>NIST 62 character classes (humans, MLPs, SDAs)</text:p>
        </chart:title>
        <chart:legend chart:legend-position="end" svg:x="8cm" svg:y="2.822cm" chart:style-name="ch3"/>
        <chart:plot-area chart:style-name="ch4" chart:data-source-has-labels="both" svg:x="0.252cm" svg:y="0.666cm" svg:width="7.744cm" svg:height="6.001cm">
          <chart:axis chart:dimension="x" chart:name="primary-x" chart:style-name="ch5">
            <chart:title svg:x="4.053cm" svg:y="6.257cm" chart:style-name="ch6">
              <text:p>Model</text:p>
            </chart:title>
            <chart:categories table:cell-range-address="local-table.$A$2:.$A$8"/>
          </chart:axis>
          <chart:axis chart:dimension="y" chart:name="primary-y" chart:style-name="ch7">
            <chart:title svg:x="0.194cm" svg:y="4.795cm" chart:style-name="ch8">
              <text:p>% error rate +/- 95% confidence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error-indicator chart:style-name="ch11"/>
            <chart:data-point chart:style-name="ch12"/>
            <chart:data-point/>
            <chart:data-point chart:style-name="ch13"/>
            <chart:data-point chart:repeated="4"/>
          </chart:series>
          <chart:series chart:style-name="ch14" chart:values-cell-range-address="local-table.$E$2:.$E$8" chart:label-cell-address="local-table.$E$1" chart:class="chart:bar">
            <chart:error-indicator chart:style-name="ch11"/>
            <chart:data-point chart:style-name="ch15"/>
            <chart:data-point/>
            <chart:data-point chart:style-name="ch16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T 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NISTP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Humans</text:p>
              </table:table-cell>
              <table:table-cell office:value-type="float" office:value="18.2">
                <text:p>18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39.4">
                <text:p>39.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SDA0</text:p>
              </table:table-cell>
              <table:table-cell office:value-type="float" office:value="23.7">
                <text:p>23.7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65.2">
                <text:p>65.2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SDA1</text:p>
              </table:table-cell>
              <table:table-cell office:value-type="float" office:value="17.1">
                <text:p>17.1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29.7">
                <text:p>29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SDA2</text:p>
              </table:table-cell>
              <table:table-cell office:value-type="float" office:value="18.7">
                <text:p>18.7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33.6">
                <text:p>33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MLP0</text:p>
              </table:table-cell>
              <table:table-cell office:value-type="float" office:value="24.2">
                <text:p>24.2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68.8">
                <text:p>68.8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MLP1</text:p>
              </table:table-cell>
              <table:table-cell office:value-type="float" office:value="23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41.8">
                <text:p>41.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LP2</text:p>
              </table:table-cell>
              <table:table-cell office:value-type="float" office:value="24.3">
                <text:p>24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46">
                <text:p>4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Red_20_Crossed_20_45_20_Degrees" draw:display-name="Red Crossed 45 Degrees" draw:style="double" draw:color="#800000" draw:distance="0.076cm" draw:rotation="450"/>
  </office:styles>
</office:document-styles>
</file>